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1"/>
    </style:style>
    <style:style style:name="P2" style:family="paragraph" style:parent-style-name="Text_20_body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ári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Introduçã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Fundamentação teóric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Avaliação Qualitativa dos Sistemas estudad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Benchmarks e Avaliação Quantitativa Dos Sistemas estudad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nclusão e Trabalhos Futur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dc:date>2017-11-02T21:47:58.853000000</dc:date>
    <meta:editing-duration>PT1H14M40S</meta:editing-duration>
    <meta:editing-cycles>6</meta:editing-cycles>
    <meta:document-statistic meta:table-count="0" meta:image-count="0" meta:object-count="0" meta:page-count="13" meta:paragraph-count="7" meta:word-count="21" meta:character-count="181" meta:non-whitespace-character-count="167"/>
  </office:meta>
</office:document-meta>
</file>